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6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УКОВОДСТВО</text:p>
      <text:p text:style-name="P5">по программному комплексу «<text:span text:style-name="T1">pyPC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6">Оглавление</text:p>
        </text:section>
        <text:p text:style-name="P2"><text:a xlink:type="simple" xlink:href="#__RefHeading__113_806256751">Благодарности 0</text:a></text:p>
        <text:p text:style-name="P2"><text:a xlink:type="simple" xlink:href="#__RefHeading__107_806256751">Для кого это чудо 0</text:a></text:p>
        <text:p text:style-name="P2"><text:a xlink:type="simple" xlink:href="#__RefHeading__109_806256751">История создания 0</text:a></text:p>
      </text:section>
      <text:p text:style-name="P3"/>
      <text:p text:style-name="P3"/>
      <text:p text:style-name="P3"/>
      <text:p text:style-name="P11"><text:bookmark text:name="__RefHeading__113_806256751"/>Благодарности</text:p>
      <text:p text:style-name="P7">Традиционно автор желает выразить благодарности.</text:p>
      <text:p text:style-name="P7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7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7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7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7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7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7">Огромная благодарность для <text:span text:style-name="T3">Гвидо Ван Россум</text:span>. Это лучший диктатор в мире!</text:p>
      <text:p text:style-name="P7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7">Спасибо всем тем, кто писал автору, о чём-то просил, теребил и требовал. Это хорошая мотивация для того, чтобы не тратить время за управлением танков.</text:p>
      <text:p text:style-name="P9"/>
      <text:p text:style-name="P10"><text:bookmark text:name="__RefHeading__107_806256751"/>Для кого это чудо</text:p>
      <text:p text:style-name="P7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7">Просьба не кидаться какашками, программу автор пилит не за деньги, вознаграждения не просит, на медаль не надеется.</text:p>
      <text:p text:style-name="P9"/>
      <text:p text:style-name="P10"><text:bookmark text:name="__RefHeading__109_806256751"/>История создания</text:p>
      <text:p text:style-name="P7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7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7"><text:soft-page-break/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ы – с вероятностью близкой к 100% можно заявлять, что ничего не выйдет. Ровно на столько нет документации, запутана аппаратная часть, да и масса протоколов обмена и хранения, разобрать которые сможет даже далеко не самый глупый программист.</text:p>
      <text:p text:style-name="P7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9"/>
      <text:p text:style-name="P7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) захочется добавить какую-либо железяку – у него должна быть такая возможность.</text:p>
      <text:p text:style-name="P9"/>
      <text:p text:style-name="P10">Как это всё устроено?</text:p>
      <text:p text:style-name="P8">pyPC <text:span text:style-name="T4">представляет из себя виртуальный компьютер. Это означает, что внутри реального компьютера </text:span>pyPC <text:span text:style-name="T4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Система команд ЦП</text:p>
      <text:p text:style-name="P7">Ниже приводятся доступные команды ЦП</text:p>
      <text:p text:style-name="P8"><text:span text:style-name="T4">0. </text:span>A.set(A)</text:p>
      <text:p text:style-name="P8">1. A.add(A)</text:p>
      <text:p text:style-name="P8">2. A.sub(A)</text:p>
      <text:p text:style-name="P8">3. A.inc(A)</text:p>
      <text:p text:style-name="P8"><text:soft-page-break/>4. A.dec(A)</text:p>
      <text:p text:style-name="P8">5. A.not(A)</text:p>
      <text:p text:style-name="P8">6. A.xor(A)</text:p>
      <text:p text:style-name="P8">7. A.or(A)</text:p>
      <text:p text:style-name="P8">8. A.and(A)</text:p>
      <text:p text:style-name="P8">9. A.shr(A)</text:p>
      <text:p text:style-name="P8">10. A.shl(A)</text:p>
      <text:p text:style-name="P8">11. A.set(n)</text:p>
      <text:p text:style-name="P8">12. A.add(n)</text:p>
      <text:p text:style-name="P8">13. A.sub(n)</text:p>
      <text:p text:style-name="P8">14. A.not(n)</text:p>
      <text:p text:style-name="P8">15. A.xor(n)</text:p>
      <text:p text:style-name="P8">16. A.and(n)</text:p>
      <text:p text:style-name="P7">17.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4T09:15:26.710000000</dc:date>
    <meta:editing-duration>P0D</meta:editing-duration>
    <meta:editing-cycles>1</meta:editing-cycles>
    <meta:generator>LibreOffice/4.2.5.2$Windows_x86 LibreOffice_project/61cb170a04bb1f12e77c884eab9192be736ec5f5</meta:generator>
    <meta:document-statistic meta:table-count="0" meta:image-count="0" meta:object-count="0" meta:page-count="5" meta:paragraph-count="49" meta:word-count="660" meta:character-count="4722" meta:non-whitespace-character-count="4104"/>
    <meta:user-defined meta:name="Язык">russian</meta:user-defined>
  </office:meta>
</office:document-meta>
</file>